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宋体" svg:font-family="宋体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02ded1" fo:background-color="#ffffff"/>
    </style:style>
    <style:style style:name="P2" style:family="paragraph" style:parent-style-name="Standard">
      <style:text-properties fo:color="#000000" officeooo:paragraph-rsid="000482b2" fo:background-color="#ffffff"/>
    </style:style>
    <style:style style:name="P3" style:family="paragraph" style:parent-style-name="Standard">
      <style:text-properties fo:color="#000000" officeooo:paragraph-rsid="00056591" fo:background-color="#ffffff"/>
    </style:style>
    <style:style style:name="P4" style:family="paragraph" style:parent-style-name="Standard">
      <style:text-properties fo:color="#000000" officeooo:paragraph-rsid="0005b9b6" fo:background-color="#ffffff"/>
    </style:style>
    <style:style style:name="P5" style:family="paragraph" style:parent-style-name="Standard">
      <style:text-properties fo:color="#000000" officeooo:paragraph-rsid="00075a3c" fo:background-color="#ffffff"/>
    </style:style>
    <style:style style:name="P6" style:family="paragraph" style:parent-style-name="Standard">
      <style:text-properties fo:color="#000000" officeooo:paragraph-rsid="000844d9" fo:background-color="#ffffff"/>
    </style:style>
    <style:style style:name="P7" style:family="paragraph" style:parent-style-name="Standard">
      <style:text-properties officeooo:paragraph-rsid="0002ded1"/>
    </style:style>
    <style:style style:name="P8" style:family="paragraph" style:parent-style-name="Standard">
      <style:text-properties fo:color="#795e26" style:font-name="Droid Sans Mono" fo:font-size="10.5pt" fo:font-weight="normal" officeooo:paragraph-rsid="000962df" fo:background-color="#ffffff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>
      <style:text-properties fo:color="#ce181e" style:font-name="Droid Sans Mono" fo:font-size="10.5pt" fo:font-weight="normal" officeooo:paragraph-rsid="0002ded1" fo:background-color="#ffffff" style:font-name-asian="Droid Sans Mono" style:font-size-asian="10.5pt" style:font-weight-asian="normal"/>
    </style:style>
    <style:style style:name="P11" style:family="paragraph" style:parent-style-name="Standard">
      <style:text-properties fo:color="#795e26" style:font-name="Droid Sans Mono" fo:font-size="10.5pt" fo:font-weight="normal" officeooo:rsid="0002ded1" officeooo:paragraph-rsid="0002ded1" fo:background-color="#ffffff" style:font-name-asian="Droid Sans Mono" style:font-size-asian="10.5pt" style:font-weight-asian="normal"/>
    </style:style>
    <style:style style:name="P12" style:family="paragraph" style:parent-style-name="Standard">
      <style:text-properties fo:color="#795e26" style:font-name="Droid Sans Mono" fo:font-size="10.5pt" fo:font-weight="normal" officeooo:rsid="0002ded1" officeooo:paragraph-rsid="000844d9" fo:background-color="#ffffff" style:font-name-asian="Droid Sans Mono" style:font-size-asian="10.5pt" style:font-weight-asian="normal"/>
    </style:style>
    <style:style style:name="P13" style:family="paragraph" style:parent-style-name="Standard">
      <style:text-properties fo:color="#795e26" style:font-name="Droid Sans Mono" fo:font-size="10.5pt" fo:font-weight="normal" officeooo:paragraph-rsid="000962df" fo:background-color="#ffffff"/>
    </style:style>
    <style:style style:name="P14" style:family="paragraph" style:parent-style-name="Standard">
      <style:text-properties fo:color="#795e26" style:font-name="Droid Sans Mono" fo:font-size="10.5pt" fo:font-weight="normal" officeooo:paragraph-rsid="000bc9ec" fo:background-color="#ffffff"/>
    </style:style>
    <style:style style:name="P15" style:family="paragraph" style:parent-style-name="Standard">
      <style:text-properties fo:color="#795e26" style:font-name="Droid Sans Mono" fo:font-size="10.5pt" fo:font-weight="normal" officeooo:paragraph-rsid="000c3179" fo:background-color="#ffffff"/>
    </style:style>
    <style:style style:name="P16" style:family="paragraph" style:parent-style-name="Standard">
      <style:text-properties fo:color="#795e26" officeooo:paragraph-rsid="000bc9ec" fo:background-color="#ffffff"/>
    </style:style>
    <style:style style:name="P17" style:family="paragraph" style:parent-style-name="Standard">
      <style:text-properties fo:color="#795e26" officeooo:paragraph-rsid="000c3179" fo:background-color="#ffffff"/>
    </style:style>
    <style:style style:name="P18" style:family="paragraph" style:parent-style-name="Standard">
      <style:text-properties fo:color="#795e26" officeooo:paragraph-rsid="000d5194" fo:background-color="#ffffff"/>
    </style:style>
    <style:style style:name="P19" style:family="paragraph" style:parent-style-name="Standard">
      <style:text-properties fo:color="#000000" style:font-name="Droid Sans Mono" fo:font-size="10.5pt" fo:font-weight="normal" officeooo:rsid="0002ded1" officeooo:paragraph-rsid="0002ded1" fo:background-color="#ffffff" style:font-name-asian="Droid Sans Mono" style:font-size-asian="10.5pt" style:font-weight-asian="normal"/>
    </style:style>
    <style:style style:name="P20" style:family="paragraph" style:parent-style-name="Standard">
      <style:text-properties fo:color="#000000" style:font-name="Droid Sans Mono" fo:font-size="10.5pt" fo:font-weight="normal" officeooo:rsid="0002ded1" officeooo:paragraph-rsid="000482b2" fo:background-color="#ffffff" style:font-name-asian="Droid Sans Mono" style:font-size-asian="10.5pt" style:font-weight-asian="normal"/>
    </style:style>
    <style:style style:name="P21" style:family="paragraph" style:parent-style-name="Standard">
      <style:text-properties fo:color="#000000" style:font-name="Droid Sans Mono" fo:font-size="10.5pt" fo:font-weight="normal" officeooo:rsid="0002ded1" officeooo:paragraph-rsid="000844d9" fo:background-color="#ffffff" style:font-name-asian="Droid Sans Mono" style:font-size-asian="10.5pt" style:font-weight-asian="normal"/>
    </style:style>
    <style:style style:name="P22" style:family="paragraph" style:parent-style-name="Standard">
      <style:text-properties fo:color="#000000" style:font-name="Droid Sans Mono" fo:font-size="10.5pt" fo:font-weight="normal" officeooo:rsid="0002ded1" officeooo:paragraph-rsid="00075a3c" fo:background-color="#ffffff" style:font-name-asian="Droid Sans Mono" style:font-size-asian="10.5pt" style:font-weight-asian="normal"/>
    </style:style>
    <style:style style:name="P23" style:family="paragraph" style:parent-style-name="Standard">
      <style:text-properties fo:color="#008000" style:font-name="Droid Sans Mono" fo:font-size="10.5pt" fo:font-weight="normal" officeooo:rsid="0002ded1" officeooo:paragraph-rsid="0005b9b6" fo:background-color="#ffffff" style:font-name-asian="Droid Sans Mono" style:font-size-asian="10.5pt" style:font-weight-asian="normal"/>
    </style:style>
    <style:style style:name="P24" style:family="paragraph" style:parent-style-name="Standard">
      <style:text-properties fo:color="#008000" style:font-name="Droid Sans Mono" fo:font-size="10.5pt" fo:font-weight="normal" officeooo:rsid="0002ded1" officeooo:paragraph-rsid="000482b2" fo:background-color="#ffffff" style:font-name-asian="Droid Sans Mono" style:font-size-asian="10.5pt" style:font-weight-asian="normal"/>
    </style:style>
    <style:style style:name="P25" style:family="paragraph" style:parent-style-name="Standard">
      <style:text-properties fo:color="#008000" fo:background-color="#ffffff" style:font-name-asian="Droid Sans Mono" style:font-size-asian="10.5pt" style:font-weight-asian="normal"/>
    </style:style>
    <style:style style:name="P26" style:family="paragraph" style:parent-style-name="Standard">
      <style:text-properties fo:color="#008000" officeooo:paragraph-rsid="0002ded1" fo:background-color="#ffffff" style:font-name-asian="Droid Sans Mono" style:font-size-asian="10.5pt" style:font-weight-asian="normal"/>
    </style:style>
    <style:style style:name="P27" style:family="paragraph" style:parent-style-name="Standard">
      <style:text-properties fo:color="#0070c1" style:font-name="Droid Sans Mono" fo:font-size="10.5pt" fo:font-weight="normal" officeooo:rsid="0002ded1" officeooo:paragraph-rsid="00075a3c" fo:background-color="#ffffff" style:font-name-asian="Droid Sans Mono" style:font-size-asian="10.5pt" style:font-weight-asian="normal"/>
    </style:style>
    <style:style style:name="P28" style:family="paragraph" style:parent-style-name="Standard">
      <style:text-properties fo:color="#0070c1" style:font-name="Droid Sans Mono" fo:font-size="10.5pt" fo:font-weight="normal" officeooo:rsid="0002ded1" officeooo:paragraph-rsid="000962df" fo:background-color="#ffffff" style:font-name-asian="Droid Sans Mono" style:font-size-asian="10.5pt" style:font-weight-asian="normal"/>
    </style:style>
    <style:style style:name="P29" style:family="paragraph" style:parent-style-name="Standard">
      <style:text-properties fo:color="#0070c1" style:font-name="Droid Sans Mono" fo:font-size="10.5pt" fo:font-weight="normal" officeooo:rsid="0002ded1" officeooo:paragraph-rsid="000844d9" fo:background-color="#ffffff" style:font-name-asian="Droid Sans Mono" style:font-size-asian="10.5pt" style:font-weight-asian="normal"/>
    </style:style>
    <style:style style:name="P30" style:family="paragraph" style:parent-style-name="Standard">
      <style:text-properties fo:color="#0070c1" style:font-name="Droid Sans Mono" fo:font-size="10.5pt" fo:font-weight="normal" officeooo:rsid="000962df" officeooo:paragraph-rsid="000844d9" fo:background-color="#ffffff" style:font-name-asian="Droid Sans Mono" style:font-size-asian="10.5pt" style:font-weight-asian="normal"/>
    </style:style>
    <style:style style:name="P31" style:family="paragraph" style:parent-style-name="Standard">
      <style:text-properties fo:color="#001080" style:font-name="Droid Sans Mono" fo:font-size="10.5pt" fo:font-weight="normal" officeooo:rsid="000962df" officeooo:paragraph-rsid="000962df" fo:background-color="#ffffff" style:font-name-asian="Droid Sans Mono" style:font-size-asian="10.5pt" style:font-weight-asian="normal"/>
    </style:style>
    <style:style style:name="T1" style:family="text">
      <style:text-properties officeooo:rsid="0002ded1"/>
    </style:style>
    <style:style style:name="T2" style:family="text">
      <style:text-properties style:font-name="Droid Sans Mono" fo:font-size="10.5pt" fo:font-weight="normal" style:font-name-asian="Droid Sans Mono" style:font-size-asian="10.5pt" style:font-weight-asian="normal"/>
    </style:style>
    <style:style style:name="T3" style:family="text">
      <style:text-properties style:font-name="Droid Sans Mono" fo:font-size="10.5pt" fo:font-weight="normal" officeooo:rsid="0002ded1" style:font-name-asian="Droid Sans Mono" style:font-size-asian="10.5pt" style:font-weight-asian="normal"/>
    </style:style>
    <style:style style:name="T4" style:family="text">
      <style:text-properties style:font-name="Droid Sans Mono" fo:font-size="10.5pt" fo:font-weight="normal" officeooo:rsid="0005b9b6" style:font-name-asian="Droid Sans Mono" style:font-size-asian="10.5pt" style:font-weight-asian="normal"/>
    </style:style>
    <style:style style:name="T5" style:family="text">
      <style:text-properties fo:color="#0000ff" style:font-name="Droid Sans Mono" fo:font-size="10.5pt" fo:font-weight="normal" fo:background-color="#ffffff" loext:char-shading-value="0"/>
    </style:style>
    <style:style style:name="T6" style:family="text">
      <style:text-properties fo:color="#0000ff" style:font-name="Droid Sans Mono" fo:font-size="10.5pt" fo:font-weight="normal" style:font-name-asian="Droid Sans Mono" style:font-size-asian="10.5pt" style:font-weight-asian="normal"/>
    </style:style>
    <style:style style:name="T7" style:family="text">
      <style:text-properties fo:color="#0000ff" style:font-name="Droid Sans Mono" fo:font-size="10.5pt" fo:font-weight="normal" officeooo:rsid="0002ded1" style:font-name-asian="Droid Sans Mono" style:font-size-asian="10.5pt" style:font-weight-asian="normal"/>
    </style:style>
    <style:style style:name="T8" style:family="text">
      <style:text-properties fo:color="#0000ff" officeooo:rsid="0002ded1" style:font-name-asian="Droid Sans Mono" style:font-size-asian="10.5pt" style:font-weight-asian="normal"/>
    </style:style>
    <style:style style:name="T9" style:family="text">
      <style:text-properties fo:color="#000000" style:font-name="Droid Sans Mono" fo:font-size="10.5pt" fo:font-weight="normal" fo:background-color="#ffffff" loext:char-shading-value="0"/>
    </style:style>
    <style:style style:name="T10" style:family="text">
      <style:text-properties fo:color="#000000" style:font-name="Droid Sans Mono" fo:font-size="10.5pt" fo:font-weight="normal" officeooo:rsid="0002ded1" style:font-name-asian="Droid Sans Mono" style:font-size-asian="10.5pt" style:font-weight-asian="normal"/>
    </style:style>
    <style:style style:name="T11" style:family="text">
      <style:text-properties fo:color="#000000" style:font-name="Droid Sans Mono" fo:font-size="10.5pt" fo:font-weight="normal" officeooo:rsid="000bc9ec" style:font-name-asian="Droid Sans Mono" style:font-size-asian="10.5pt" style:font-weight-asian="normal"/>
    </style:style>
    <style:style style:name="T12" style:family="text">
      <style:text-properties fo:color="#000000" style:font-name="Droid Sans Mono" fo:font-size="10.5pt" fo:font-weight="normal" officeooo:rsid="000d5194" style:font-name-asian="Droid Sans Mono" style:font-size-asian="10.5pt" style:font-weight-asian="normal"/>
    </style:style>
    <style:style style:name="T13" style:family="text">
      <style:text-properties fo:color="#000000" officeooo:rsid="000962df" style:font-name-asian="Droid Sans Mono" style:font-size-asian="10.5pt" style:font-weight-asian="normal"/>
    </style:style>
    <style:style style:name="T14" style:family="text">
      <style:text-properties fo:color="#000000" officeooo:rsid="0002ded1" style:font-name-asian="Droid Sans Mono" style:font-size-asian="10.5pt" style:font-weight-asian="normal"/>
    </style:style>
    <style:style style:name="T15" style:family="text">
      <style:text-properties fo:color="#267f99" style:font-name="Droid Sans Mono" fo:font-size="10.5pt" fo:font-weight="normal" fo:background-color="#ffffff" loext:char-shading-value="0"/>
    </style:style>
    <style:style style:name="T16" style:family="text">
      <style:text-properties fo:color="#267f99" style:font-name="Droid Sans Mono" fo:font-size="10.5pt" fo:font-weight="normal" style:font-name-asian="Droid Sans Mono" style:font-size-asian="10.5pt" style:font-weight-asian="normal"/>
    </style:style>
    <style:style style:name="T17" style:family="text">
      <style:text-properties fo:color="#267f99" style:font-name="Droid Sans Mono" fo:font-size="10.5pt" fo:font-weight="normal" officeooo:rsid="0002ded1" style:font-name-asian="Droid Sans Mono" style:font-size-asian="10.5pt" style:font-weight-asian="normal"/>
    </style:style>
    <style:style style:name="T18" style:family="text">
      <style:text-properties fo:color="#795e26" style:font-name="Droid Sans Mono" fo:font-size="10.5pt" fo:font-weight="normal" fo:background-color="#ffffff" loext:char-shading-value="0"/>
    </style:style>
    <style:style style:name="T19" style:family="text">
      <style:text-properties fo:color="#795e26" style:font-name="Droid Sans Mono" fo:font-size="10.5pt" fo:font-weight="normal" style:font-name-asian="Droid Sans Mono" style:font-size-asian="10.5pt" style:font-weight-asian="normal"/>
    </style:style>
    <style:style style:name="T20" style:family="text">
      <style:text-properties fo:color="#795e26" style:font-name="Droid Sans Mono" fo:font-size="10.5pt" fo:font-weight="normal" officeooo:rsid="0002ded1" style:font-name-asian="Droid Sans Mono" style:font-size-asian="10.5pt" style:font-weight-asian="normal"/>
    </style:style>
    <style:style style:name="T21" style:family="text">
      <style:text-properties fo:color="#008000" style:font-name="Droid Sans Mono" fo:font-size="10.5pt" fo:font-weight="normal" fo:background-color="#ffffff" loext:char-shading-value="0"/>
    </style:style>
    <style:style style:name="T22" style:family="text">
      <style:text-properties fo:color="#008000" style:font-name="Droid Sans Mono" fo:font-size="10.5pt" fo:font-weight="normal" style:font-name-asian="Droid Sans Mono" style:font-size-asian="10.5pt" style:font-weight-asian="normal"/>
    </style:style>
    <style:style style:name="T23" style:family="text">
      <style:text-properties fo:color="#008000" style:font-name="Droid Sans Mono" fo:font-size="10.5pt" fo:font-weight="normal" officeooo:rsid="0002ded1" style:font-name-asian="Droid Sans Mono" style:font-size-asian="10.5pt" style:font-weight-asian="normal"/>
    </style:style>
    <style:style style:name="T24" style:family="text">
      <style:text-properties fo:color="#008000" fo:background-color="#ffffff" loext:char-shading-value="0" style:font-name-asian="Droid Sans Mono" style:font-size-asian="10.5pt" style:font-weight-asian="normal"/>
    </style:style>
    <style:style style:name="T25" style:family="text">
      <style:text-properties fo:color="#001080" style:font-name="Droid Sans Mono" fo:font-size="10.5pt" fo:font-weight="normal" style:font-name-asian="Droid Sans Mono" style:font-size-asian="10.5pt" style:font-weight-asian="normal"/>
    </style:style>
    <style:style style:name="T26" style:family="text">
      <style:text-properties fo:color="#001080" style:font-name="Droid Sans Mono" fo:font-size="10.5pt" fo:font-weight="normal" officeooo:rsid="0002ded1" style:font-name-asian="Droid Sans Mono" style:font-size-asian="10.5pt" style:font-weight-asian="normal"/>
    </style:style>
    <style:style style:name="T27" style:family="text">
      <style:text-properties fo:color="#001080" officeooo:rsid="000962df" style:font-name-asian="Droid Sans Mono" style:font-size-asian="10.5pt" style:font-weight-asian="normal"/>
    </style:style>
    <style:style style:name="T28" style:family="text">
      <style:text-properties fo:color="#001080" officeooo:rsid="0002ded1" style:font-name-asian="Droid Sans Mono" style:font-size-asian="10.5pt" style:font-weight-asian="normal"/>
    </style:style>
    <style:style style:name="T29" style:family="text">
      <style:text-properties fo:color="#098658" style:font-name="Droid Sans Mono" fo:font-size="10.5pt" fo:font-weight="normal" style:font-name-asian="Droid Sans Mono" style:font-size-asian="10.5pt" style:font-weight-asian="normal"/>
    </style:style>
    <style:style style:name="T30" style:family="text">
      <style:text-properties fo:color="#ce181e" style:font-name="Droid Sans Mono" fo:font-size="10.5pt" fo:font-weight="normal" style:font-name-asian="Droid Sans Mono" style:font-size-asian="10.5pt" style:font-weight-asian="normal"/>
    </style:style>
    <style:style style:name="T31" style:family="text">
      <style:text-properties fo:color="#ce181e" style:font-name="Droid Sans Mono" fo:font-size="10.5pt" fo:font-weight="normal" officeooo:rsid="0002ded1" style:font-name-asian="Droid Sans Mono" style:font-size-asian="10.5pt" style:font-weight-asian="normal"/>
    </style:style>
    <style:style style:name="T32" style:family="text">
      <style:text-properties fo:color="#af00db" style:font-name="Droid Sans Mono" fo:font-size="10.5pt" fo:font-weight="normal" officeooo:rsid="0002ded1" style:font-name-asian="Droid Sans Mono" style:font-size-asian="10.5pt" style:font-weight-asian="normal"/>
    </style:style>
    <style:style style:name="T33" style:family="text">
      <style:text-properties fo:color="#0070c1" style:font-name="Droid Sans Mono" fo:font-size="10.5pt" fo:font-weight="normal" officeooo:rsid="0002ded1" style:font-name-asian="Droid Sans Mono" style:font-size-asian="10.5pt" style:font-weight-asian="normal"/>
    </style:style>
    <style:style style:name="T34" style:family="text">
      <style:text-properties fo:color="#0070c1" officeooo:rsid="0002ded1" style:font-name-asian="Droid Sans Mono" style:font-size-asian="10.5pt" style:font-weight-asian="normal"/>
    </style:style>
    <style:style style:name="T35" style:family="text">
      <style:text-properties fo:color="#0070c1" officeooo:rsid="000962df" style:font-name-asian="Droid Sans Mono" style:font-size-asian="10.5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nd_<text:span text:style-name="T1">point 的定义是什么？</text:span></text:p>
      <text:p text:style-name="P7">分为两种：</text:p>
      <text:p text:style-name="P7"><text:span text:style-name="T5">void</text:span><text:span text:style-name="T9"> </text:span><text:span text:style-name="T15">EGOReplanFSM</text:span><text:span text:style-name="T9">::</text:span><text:span text:style-name="T18">planGlobalTrajbyGivenWps</text:span><text:span text:style-name="T9">()</text:span><text:span text:style-name="T21">//</text:span><text:span text:style-name="T24">给出路径点后规划全局轨迹：此时是所有路径点的最后一个点作为结束点</text:span></text:p>
      <text:p text:style-name="P1"><text:span text:style-name="T6">void</text:span><text:span text:style-name="T2"> </text:span><text:span text:style-name="T16">EGOReplanFSM</text:span><text:span text:style-name="T2">::</text:span><text:span text:style-name="T19">waypointCallback</text:span><text:span text:style-name="T2">(</text:span><text:span text:style-name="T6">const</text:span><text:span text:style-name="T2"> </text:span><text:span text:style-name="T25">nav_msgs</text:span><text:span text:style-name="T2">::</text:span><text:span text:style-name="T16">PathConstPtr</text:span><text:span text:style-name="T2"> </text:span><text:span text:style-name="T6">&amp;</text:span><text:span text:style-name="T25">msg</text:span><text:span text:style-name="T2">)</text:span><text:span text:style-name="T22">：</text:span><text:span text:style-name="T25">end_pt_</text:span><text:span text:style-name="T2"> &lt;&lt; </text:span><text:span text:style-name="T25">msg</text:span><text:span text:style-name="T2">-&gt;</text:span><text:span text:style-name="T25">poses</text:span><text:span text:style-name="T2">[</text:span><text:span text:style-name="T29">0</text:span><text:span text:style-name="T2">].</text:span><text:span text:style-name="T25">pose</text:span><text:span text:style-name="T2">.</text:span><text:span text:style-name="T25">position</text:span><text:span text:style-name="T2">.</text:span><text:span text:style-name="T25">x</text:span><text:span text:style-name="T2">, </text:span><text:span text:style-name="T25">msg</text:span><text:span text:style-name="T2">-&gt;</text:span><text:span text:style-name="T25">poses</text:span><text:span text:style-name="T2">[</text:span><text:span text:style-name="T29">0</text:span><text:span text:style-name="T2">].</text:span><text:span text:style-name="T25">pose</text:span><text:span text:style-name="T2">.</text:span><text:span text:style-name="T25">position</text:span><text:span text:style-name="T2">.</text:span><text:span text:style-name="T25">y</text:span><text:span text:style-name="T2">, </text:span><text:span text:style-name="T29">1.0</text:span><text:span text:style-name="T2">;</text:span><text:span text:style-name="T22">//终点位置 这是啥意思？</text:span><text:span text:style-name="T30">通过什么得到的终点？</text:span></text:p>
      <text:p text:style-name="P10"/>
      <text:p text:style-name="P1"><text:span text:style-name="T30">init_pt_的定义是什么意思？和start_</text:span><text:span text:style-name="T31">pt有沙区别？ 而且为什么只在 </text:span><text:span text:style-name="T20">waypointCallback中出现了</text:span></text:p>
      <text:p text:style-name="P11"/>
      <text:p text:style-name="P1"><text:span text:style-name="T20">start_pt_的定义是什么？在</text:span><text:span text:style-name="T7">void</text:span><text:span text:style-name="T3"> </text:span><text:span text:style-name="T17">EGOReplanFSM</text:span><text:span text:style-name="T3">::</text:span><text:span text:style-name="T20">execFSMCallback</text:span><text:span text:style-name="T3">(</text:span><text:span text:style-name="T7">const</text:span><text:span text:style-name="T3"> </text:span><text:span text:style-name="T17">ros</text:span><text:span text:style-name="T3">::</text:span><text:span text:style-name="T17">TimerEvent</text:span><text:span text:style-name="T3"> </text:span><text:span text:style-name="T7">&amp;</text:span><text:span text:style-name="T26">e</text:span><text:span text:style-name="T3">)中定义了是和当前位置一样，即以当前位置作为起点</text:span></text:p>
      <text:p text:style-name="P19"/>
      <text:p text:style-name="P19">逻辑：首先开始时候获得全局规划的终点位置（这个就保持不变了），然后规划出一条从当前点到终点的minimumsnap轨迹，并存储在globaldata中</text:p>
      <text:p text:style-name="P19">然后在全局轨迹的基础上进行局部规划</text:p>
      <text:p text:style-name="P19"/>
      <text:p text:style-name="P1"><text:span text:style-name="T32">case</text:span><text:span text:style-name="T3"> </text:span><text:span text:style-name="T33">GEN_NEW_TRAJ</text:span><text:span text:style-name="T3">:</text:span><text:span text:style-name="T23">//如果是GEN_NEW_TRAJ：</text:span></text:p>
      <text:p text:style-name="P20"><text:tab/>首先获得当前的位置作为startpt，然后开始遍历全局轨迹上的点，来寻找局部规划的终点localtargetpt。遍历全局轨迹点是从last-proress-time到全局时间末。last-proress-time代表在上次局部规划时，全局轨迹上点距离上次起点最近的点所对应的时间。</text:p>
      <text:p text:style-name="P20"/>
      <text:p text:style-name="P2"><text:span text:style-name="T3">现在我们有了start-pt和local-target-pt 我们便以这两个点为基础，进行rebound过程。得到的轨迹存储在</text:span><text:span text:style-name="T26">local_data_中（b样条轨迹）</text:span></text:p>
      <text:p text:style-name="P3"><text:span text:style-name="T3">如果成功了，就变为</text:span><text:span text:style-name="T23">EXEC_TRAJ</text:span><text:span text:style-name="T3">状态；否则还为</text:span><text:span text:style-name="T23">GEN_NEW_TRAJ</text:span><text:span text:style-name="T3">状态。</text:span></text:p>
      <text:p text:style-name="P20"/>
      <text:p text:style-name="P2"><text:span text:style-name="T32">case</text:span><text:span text:style-name="T3"> </text:span><text:span text:style-name="T33">EXEC_TRAJ</text:span><text:span text:style-name="T3">:</text:span><text:span text:style-name="T23">//如果EXEC_TRAJ</text:span></text:p>
      <text:p text:style-name="P23"><text:tab/>首先得到现在的时间，如果此时间已经到了局部规划时间的终点时间，就改变状态为WAIT_TARGET。</text:p>
      <text:p text:style-name="P23"><text:tab/>取出此时在local轨迹中此时间所对应的位置，如果到局部规划轨迹的起点很近或者到全局规划的终点很近，就不需要重规划。否则改变状态为REPLAN_TRAJ，即进行重规划。</text:p>
      <text:p text:style-name="P23"/>
      <text:p text:style-name="P4"><text:span text:style-name="T32">case</text:span><text:span text:style-name="T3"> </text:span><text:span text:style-name="T33">REPLAN_TRAJ</text:span><text:span text:style-name="T3">:</text:span><text:span text:style-name="T23">//如果REPLAN_TRAJ</text:span></text:p>
      <text:p text:style-name="P4"><text:span text:style-name="T23">首先获得当前的时间，然后以</text:span><text:span text:style-name="T26">local_data_中b样条曲线此时时间所对应的位置为起点，然后从全局轨迹中找</text:span><text:span text:style-name="T3">local-target-pt ，然后以这两个点为基础 进行rebound过程。最多会执行</text:span><text:span text:style-name="T4">3次，看最终是否成功。</text:span></text:p>
      <text:p text:style-name="P5"><text:span text:style-name="T23">如果成功了，改为 </text:span><text:span text:style-name="T33">EXEC_TRAJ否则还为 REPLAN_TRAJ。</text:span></text:p>
      <text:p text:style-name="P27"/>
      <text:p text:style-name="P5"><text:span text:style-name="T7">bool</text:span><text:span text:style-name="T3"> </text:span><text:span text:style-name="T26">success</text:span><text:span text:style-name="T3"> = </text:span><text:span text:style-name="T20">callReboundReplan</text:span><text:span text:style-name="T3">(</text:span><text:span text:style-name="T7">true</text:span><text:span text:style-name="T3">, </text:span><text:span text:style-name="T26">flag_random_poly_init</text:span><text:span text:style-name="T3">)函数：</text:span></text:p>
      <text:p text:style-name="P6"><text:span text:style-name="T3">首先我们看它在 </text:span><text:span text:style-name="T33">GEN_NEW_TRAJ状态下的应用：</text:span></text:p>
      <text:p text:style-name="P6"><text:span text:style-name="T33"><text:tab/>首先看处在 GEN_NEW_TRAJ次数，如果是一次，</text:span><text:span text:style-name="T26">flag_random_poly_init</text:span><text:span text:style-name="T3"> = </text:span><text:span text:style-name="T7">false</text:span><text:span text:style-name="T3">;否则为true。</text:span></text:p>
      <text:p text:style-name="P6"><text:span text:style-name="T3"><text:tab/>然后取出此时的时间，和位置star-pt。在全局轨迹上寻找局部规划的目标点local-</text:span><text:soft-page-break/><text:span text:style-name="T3">target-pt 。以此两点为基础进入</text:span><text:span text:style-name="T20">reboundReplan函数。</text:span></text:p>
      <text:p text:style-name="P12"><text:tab/>reboundReplan函数：</text:p>
      <text:p text:style-name="P12"/>
      <text:p text:style-name="P12">我们从整个过程开始说起：</text:p>
      <text:p text:style-name="P8"><text:span text:style-name="T34"><text:tab/>首先是</text:span><text:span text:style-name="T35">INIT状态，在我们通过里程计获得了当前的位置和全局终点end-pt后，trigger=true；此时状态变为WAIT_TARGET</text:span></text:p>
      <text:p text:style-name="P8"><text:span text:style-name="T35"><text:tab/>接着通过全局规划，得到一条全局的minimumsnap轨迹并存放在globaldata中，并将</text:span><text:span text:style-name="T27">have_target_</text:span><text:span text:style-name="T13"> 和</text:span><text:span text:style-name="T27">have_new_target_置为true。状态变为</text:span><text:span text:style-name="T34">GEN_NEW_TRAJ。</text:span></text:p>
      <text:p text:style-name="P14"><text:tab/>第一次处于<text:span text:style-name="T34">GEN_NEW_TRAJ状态， </text:span><text:span text:style-name="T28">flag_random_poly_init</text:span><text:span text:style-name="T14"> = </text:span><text:span text:style-name="T8">false。我们进入callReboundReplan函数。</text:span></text:p>
      <text:p text:style-name="P16"><text:span text:style-name="T7"><text:tab/></text:span><text:span text:style-name="T10">取出此时的时间和位置，以此时的位置作为star-pt；在全局轨迹上寻找局部规划的目标点local-target-pt 。以star-pt和local-target-pt两点作为起点和终点进入reboundReplan函数。因为我们是第一次使用这个函数，所以我们用star-pt和local-target-pt两点生成一条minimumsnap轨迹，然后在轨迹上取点，再通过转化将轨迹点变为b样条曲线的控制点</text:span><text:span text:style-name="T26">ctrl_pts</text:span><text:span text:style-name="T10">。然后对控制点进行init，即寻找碰撞段得到无碰撞</text:span><text:span text:style-name="T11">A*轨迹得到碰撞点和方向向量。接着进行rebound优化，将优化后的控制点依旧存储在</text:span><text:span text:style-name="T26">ctrl_pts中。如果成功了，以ctrl_pts为控制点的b样条曲线pos，检查其是否需要refine过程。如果需要，则进行refine，将优化后的控制点放在</text:span><text:span text:style-name="T23"> </text:span><text:span text:style-name="T26">optimal_control_points中，再以此为控制点生成b样条曲线pos。并将这条轨迹pos存储再localdata中。得到是否优化成功的标志。reboundreplan过程结束后have_new_target_</text:span><text:span text:style-name="T10"> = </text:span><text:span text:style-name="T7">false。</text:span></text:p>
      <text:p text:style-name="P17"><text:span text:style-name="T7"><text:tab/></text:span><text:span text:style-name="T10">如果成功了，就变为</text:span><text:span text:style-name="T23">EXEC_TRAJ</text:span><text:span text:style-name="T10">状态；否则还为</text:span><text:span text:style-name="T23">GEN_NEW_TRAJ</text:span><text:span text:style-name="T10">状态。循环以上步骤，</text:span><text:span text:style-name="T26">flag_random_poly_init</text:span><text:span text:style-name="T10"> = </text:span><text:span text:style-name="T7">true（不是第一次在此状态了）。</text:span></text:p>
      <text:p text:style-name="P18"><text:span text:style-name="T26"><text:tab/>（我们假设没成功）会再次进入到</text:span><text:span text:style-name="T10">reboundReplan函数，因为已经不是第一次进入这个函数了，所以我们要在localdata的基础上进行轨迹点的生成。首先获得当前的时间和localdata轨迹的持续时间，以ts为时间间隔遍历轨迹点存入轨迹点</text:span><text:span text:style-name="T12">vector中</text:span><text:span text:style-name="T10">。若以ts遍历的结束点到local-target-pt的距离太长，便再补一段minimumsnap轨迹。然后得到轨迹点</text:span><text:span text:style-name="T12">vector。再以此为基础生成b样条的控制点</text:span></text:p>
      <text:p text:style-name="P15"><text:span text:style-name="T28"/></text:p>
      <text:p text:style-name="P15"><text:span text:style-name="T28"/></text:p>
      <text:p text:style-name="P28"/>
      <text:p text:style-name="P31"/>
      <text:p text:style-name="P30"/>
      <text:p text:style-name="P30"><text:tab/></text:p>
      <text:p text:style-name="P12"/>
      <text:p text:style-name="P12"/>
      <text:p text:style-name="P21"/>
      <text:p text:style-name="P29"/>
      <text:p text:style-name="P22"/>
      <text:p text:style-name="P22"/>
      <text:p text:style-name="P27"/>
      <text:p text:style-name="P27"/>
      <text:p text:style-name="P24"/>
      <text:p text:style-name="P24"/>
      <text:p text:style-name="P20"/>
      <text:p text:style-name="P20"><text:soft-page-break/></text:p>
      <text:p text:style-name="P11"/>
      <text:p text:style-name="P10"/>
      <text:p text:style-name="P26"/>
      <text:p text:style-name="P2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宋体" svg:font-family="宋体"/>
    <style:font-face style:name="Times New Roman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95263</meta:initial-creator>
    <meta:creation-date>2022-03-16T03:38:39</meta:creation-date>
    <dc:date>2022-03-19T20:10:42.020215946</dc:date>
    <meta:editing-duration>P30DT18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31" meta:word-count="1274" meta:character-count="2457" meta:non-whitespace-character-count="2402"/>
    <meta:user-defined meta:name="ICV">25A76EE671C647AEA516F9798FD98118</meta:user-defined>
    <meta:user-defined meta:name="KSOProductBuildVer">2052-11.1.0.11194</meta:user-defined>
  </office:meta>
</office:document-meta>
</file>